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6mm"/>
    </style:style>
    <style:style style:name="co2" style:family="table-column">
      <style:table-column-properties fo:break-before="auto" style:column-width="235.94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objeví se <text:s/>vládce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šikulkové</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mám <text:s/>svobodu! A vnést strach do srdcí smrtelníků!</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okolí Netherworlds, a procvičit si svou magii.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ňavec. Běž do jeho pevnosti, kde najdeš zdroj jeho moci. Ale varuji tě, své království bude bránit."</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To bude Boží Dar!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 okolí podzemí T'Klomu. A nepřestanou, dokud válka neurčí vítěz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sebra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Je vhodná chvíle zaútočit na pavouky. Pozor na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nohsed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halen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halení Všech</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krad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7">00.00.0000</text:date>, <text:time style:data-style-name="N2" text:time-value="18:55:51.477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7-27T19:02:57.933000000</dc:date>
    <meta:editing-duration>P1DT10M5S</meta:editing-duration>
    <meta:editing-cycles>80</meta:editing-cycles>
    <meta:document-statistic meta:table-count="1" meta:cell-count="1531" meta:object-count="0"/>
  </office:meta>
</office:document-meta>
</file>